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3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.623cm" fo:min-width="2.556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623cm" fo:min-width="2.556cm" fo:padding-top="0.381cm" fo:padding-bottom="0.381cm" fo:padding-left="0.508cm" fo:padding-right="0.508cm" fo:wrap-option="no-wrap"/>
      <style:paragraph-properties style:writing-mode="lr-tb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623cm" fo:min-width="2.556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3.1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1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9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20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1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2.35cm" fo:min-width="17.29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625cm" fo:min-width="11.56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שני_20_תכנים-outline1">
      <style:graphic-properties draw:stroke="none" draw:fill="none" fo:min-height="6.365cm"/>
      <style:paragraph-properties style:writing-mode="lr-tb"/>
    </style:style>
    <style:style style:name="pr18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כותרת_20_ותוכן-notes">
      <style:graphic-properties draw:fill-color="#ffffff" fo:min-height="12.792cm"/>
      <style:paragraph-properties style:writing-mode="lr-tb"/>
    </style:style>
    <style:style style:name="pr20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22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23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5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שקופית_20_כותרת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27" style:family="presentation" style:parent-style-name="שקופית_20_כותרת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2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top="0cm" fo:margin-bottom="0cm" fo:line-height="100%" fo:text-align="start" style:writing-mode="lr-tb"/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start" style:writing-mode="rl-tb"/>
      <style:text-properties fo:font-size="24pt"/>
    </style:style>
    <style:style style:name="P19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P34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5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font-size="26pt" fo:hyphenate="false"/>
    </style:style>
    <style:style style:name="P39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40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4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5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7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4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50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c9211e" style:text-line-through-style="none" style:text-line-through-type="none" style:text-position="0% 100%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6600cc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6600cc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cc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9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Arial3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Arial3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5" style:family="text">
      <style:text-properties fo:font-variant="normal" fo:text-transform="none" fo:color="#009933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9933" style:text-line-through-style="none" style:text-line-through-type="none" style:text-position="0% 100%" style:font-name="Arial3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7" style:family="text">
      <style:text-properties fo:font-variant="normal" fo:text-transform="none" fo:color="#009933" style:text-line-through-style="none" style:text-line-through-type="none" style:text-position="0% 100%" style:font-name="Arial3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7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1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3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Arial3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Arial3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5" style:family="text">
      <style:text-properties fo:font-variant="normal" fo:text-transform="none" fo:color="#0000cc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3" fo:font-size="30pt" fo:letter-spacing="normal" fo:font-style="normal" style:text-underline-style="none" style:font-size-asian="30pt" style:font-style-asian="normal" style:font-size-complex="30pt" style:font-style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3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2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8" style:family="text">
      <style:text-properties fo:font-variant="normal" fo:text-transform="none" fo:color="#663399" style:text-line-through-style="none" style:text-line-through-type="none" style:text-position="0% 100%" style:font-name="Arial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9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cccc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e181e" style:text-line-through-style="none" style:text-line-through-type="none" style:text-position="0% 100%" style:font-name="Arial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3" style:family="text">
      <style:text-properties fo:font-variant="normal" fo:text-transform="none" fo:color="#0099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4" style:family="text">
      <style:text-properties fo:font-variant="normal" fo:text-transform="none" fo:color="#0099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5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7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0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1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1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style:font-name="Arial1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1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1cm"/>
        <style:text-properties style:font-name="Arial1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</text:span><text:span text:style-name="T6">should be able to draw itself, compute its </text:span><text:span text:style-name="T6">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float x,y; <text:s/>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float size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float radius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</text:span></text:p>
            <text:p text:style-name="P13"><text:span text:style-name="T10">Circle c; </text:span><text:span text:style-name="T10"><text:line-break/></text:span><text:span text:style-name="T10">myShapes[</text:span><text:span text:style-name="T11">0</text:span><text:span text:style-name="T10">] = c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3">Shape myShapes[</text:span><text:span text:style-name="T14">2</text:span><text:span text:style-name="T13">]; </text:span><text:span text:style-name="T13"><text:line-break/></text:span><text:span text:style-name="T10">Circle c; </text:span><text:span text:style-name="T10"><text:line-break/></text:span><text:span text:style-name="T10">myShapes[</text:span><text:span text:style-name="T11">0</text:span><text:span text:style-name="T10">] = c;</text:span><text:span text:style-name="T10"><text:line-break/></text:span><text:span text:style-name="T10">myShapes[</text:span><text:span text:style-name="T11">1</text:span><text:span text:style-name="T10">] = Square(); </text:span><text:span text:style-name="T10"><text:line-break/></text:span><text:span text:style-name="T6">What will happen?</text:span></text:p>
            <text:p text:style-name="P13"><text:span text:style-name="T15">–</text:span><text:span text:style-name="T15">- The Circle and Square will be constructed </text:span><text:span text:style-name="T15">and then </text:span><text:span text:style-name="T16">sliced</text:span><text:span text:style-name="T15"> to fit inside the Shape objects.</text:span></text:p>
            <text:p text:style-name="P13"><text:span text:style-name="T15"/></text:p>
            <text:p text:style-name="P13"><text:span text:style-name="T17">“</text:span><text:span text:style-name="T10">myShapes[</text:span><text:span text:style-name="T11">0</text:span><text:span text:style-name="T10">] = c</text:span><text:span text:style-name="T17">” </text:span><text:span text:style-name="T15">copies from the circle, its </text:span><text:span text:style-name="T15">hidden 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8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8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9">class</text:span><text:span text:style-name="T20"> Shape </text:span><text:span text:style-name="T20"><text:line-break/></text:span><text:span text:style-name="T20">{ </text:span><text:span text:style-name="T20"><text:line-break/></text:span><text:span text:style-name="T20">   </text:span><text:span text:style-name="T19">double</text:span><text:span text:style-name="T20"> x; </text:span><text:span text:style-name="T20"><text:line-break/></text:span><text:span text:style-name="T20">   </text:span><text:span text:style-name="T19">int</text:span><text:span text:style-name="T20"> y; </text:span><text:span text:style-name="T20"><text:line-break/></text:span><text:span text:style-name="T20">};</text:span></text:p>
            <text:p text:style-name="P13"><text:span text:style-name="T20"><text:line-break/></text:span><text:span text:style-name="T19">class</text:span><text:span text:style-name="T20"> Circle: </text:span></text:p>
            <text:p text:style-name="P13"><text:span text:style-name="T20"><text:s text:c="2"/></text:span><text:span text:style-name="T19">public</text:span><text:span text:style-name="T20"> Shape </text:span><text:span text:style-name="T20"><text:line-break/></text:span><text:span text:style-name="T20">{ </text:span><text:span text:style-name="T20"><text:line-break/></text:span><text:span text:style-name="T20">   </text:span><text:span text:style-name="T19">double</text:span><text:span text:style-name="T20"> radius; </text:span><text:span text:style-name="T20"><text:line-break/></text:span><text:span text:style-name="T20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0">Shape</text:span><text:span text:style-name="T21"> s; </text:span><text:span text:style-name="T21"><text:line-break/></text:span><text:span text:style-name="T20">Circle</text:span><text:span text:style-name="T21"> c; </text:span><text:span text:style-name="T21"><text:line-break/></text:span><text:span text:style-name="T21"><text:line-break/></text:span><text:span text:style-name="T21"/></text:p>
            <text:p text:style-name="P14"><text:span text:style-name="T21"><text:line-break/></text:span><text:span text:style-name="T21"/></text:p>
            <text:p text:style-name="P13"><text:span text:style-name="T22"/></text:p>
          </draw:text-box>
        </draw:frame>
        <draw:g draw:name="Group 5">
          <draw:custom-shape draw:name="Rectangle 6" draw:style-name="gr2" draw:text-style-name="P16" draw:layer="layout" svg:width="3.571cm" svg:height="1.384cm" svg:x="15.725cm" svg:y="12.713cm">
            <text:p text:style-name="P15"><text:span text:style-name="T23">x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16" draw:layer="layout" svg:width="3.571cm" svg:height="1.384cm" svg:x="15.725cm" svg:y="14.093cm">
            <text:p text:style-name="P15"><text:span text:style-name="T23">y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" draw:text-style-name="P16" draw:layer="layout" svg:width="3.571cm" svg:height="1.384cm" svg:x="15.725cm" svg:y="15.478cm">
            <text:p text:style-name="P15"><text:span text:style-name="T23">radi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2" draw:text-style-name="P16" draw:layer="layout" svg:width="3.571cm" svg:height="1.384cm" svg:x="15.725cm" svg:y="8.14cm">
            <text:p text:style-name="P15"><text:span text:style-name="T23">x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16" draw:layer="layout" svg:width="3.571cm" svg:height="1.384cm" svg:x="15.725cm" svg:y="9.521cm">
            <text:p text:style-name="P15"><text:span text:style-name="T23">y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3" draw:text-style-name="P16" draw:layer="layout" svg:width="1.675cm" svg:height="1.777cm" svg:x="14.478cm" svg:y="7.713cm">
          <text:p text:style-name="P15"><text:span text:style-name="T23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3" draw:text-style-name="P16" draw:layer="layout" svg:width="1.675cm" svg:height="1.777cm" svg:x="14.482cm" svg:y="12.316cm">
          <text:p text:style-name="P15"><text:span text:style-name="T23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4" draw:text-style-name="P17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Text Box 15" draw:style-name="gr3" draw:text-style-name="P16" draw:layer="layout" svg:width="3.695cm" svg:height="1.777cm" svg:x="19.841cm" svg:y="13.22cm">
          <text:p text:style-name="P18"><text:span text:style-name="T23">Shape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24">p points to the hidden </text:span></text:p>
            <text:p text:style-name="P14"><text:span text:style-name="T24">“</text:span><text:span text:style-name="T24">Shape” field inside c.</text:span><text:span text:style-name="T10"><text:line-break/></text:span><text:span text:style-name="T25">When using </text:span><text:span text:style-name="T26">*p</text:span><text:span text:style-name="T27">, we treat c</text:span><text:span text:style-name="T26"> </text:span><text:span text:style-name="T27">as though it was a </text:span><text:span text:style-name="T27">Shape object.</text:span></text:p>
            <text:p text:style-name="P13"><text:span text:style-name="T28">The compiler cannot know if </text:span><text:span text:style-name="T29">*p </text:span><text:span text:style-name="T28">is from a </text:span><text:span text:style-name="T28">derived class or not!</text:span></text:p>
          </draw:text-box>
        </draw:frame>
        <draw:g>
          <draw:custom-shape draw:name="Rectangle 12" draw:style-name="gr5" draw:text-style-name="P19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6" draw:text-style-name="P20" draw:layer="layout" svg:width="3.571cm" svg:height="1.384cm" svg:x="17.595cm" svg:y="13.137cm">
            <text:p text:style-name="P15"><text:span text:style-name="T2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6" draw:text-style-name="P20" draw:layer="layout" svg:width="3.571cm" svg:height="1.384cm" svg:x="17.595cm" svg:y="14.517cm">
            <text:p text:style-name="P15"><text:span text:style-name="T23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6" draw:text-style-name="P20" draw:layer="layout" svg:width="3.571cm" svg:height="1.384cm" svg:x="17.595cm" svg:y="15.901cm">
            <text:p text:style-name="P15"><text:span text:style-name="T23">radi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3" draw:text-style-name="P20" draw:layer="layout" svg:width="1.679cm" svg:height="1.777cm" svg:x="16.071cm" svg:y="12.74cm">
            <text:p text:style-name="P15"><text:span text:style-name="T23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17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3" draw:text-style-name="P20" draw:layer="layout" svg:width="1.722cm" svg:height="1.777cm" svg:x="16.165cm" svg:y="7.752cm">
            <text:p text:style-name="P15"><text:span text:style-name="T2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21" draw:layer="layout" svg:width="3.669cm" svg:height="0.003cm" draw:transform="rotate (-1.5707963267949) translate (19.385cm 9.427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0">Static/early resolution</text:span><text:span text:style-name="T31"> </text:span></text:p>
            <text:list text:style-name="L4">
              <text:list-item>
                <text:p text:style-name="P13"><text:span text:style-name="T32">Based on the type of the </text:span><text:span text:style-name="T33">variable.</text:span></text:p>
              </text:list-item>
              <text:list-item>
                <text:p text:style-name="P22"><text:span text:style-name="T32">Determined at </text:span><text:span text:style-name="T33">compile</text:span><text:span text:style-name="T32"> time.</text:span></text:p>
                <text:p text:style-name="P13"><text:span text:style-name="T31"/></text:p>
              </text:list-item>
            </text:list>
            <text:p text:style-name="P13"><text:span text:style-name="T34">Dynamic/late resolution</text:span><text:span text:style-name="T35">:</text:span></text:p>
            <text:list text:continue-numbering="true" text:style-name="L4">
              <text:list-item>
                <text:p text:style-name="P13"><text:span text:style-name="T36">Based on the type of the </text:span><text:span text:style-name="T37">object</text:span></text:p>
              </text:list-item>
            </text:list>
            <text:list text:style-name="L1">
              <text:list-item>
                <text:list>
                  <text:list-item>
                    <text:p text:style-name="P22"><text:span text:style-name="T36">Determined at </text:span><text:span text:style-name="T37">run</text:span><text:span text:style-name="T36"> time</text:span></text:p>
                  </text:list-item>
                </text:list>
              </text:list-item>
            </text:list>
            <text:p text:style-name="P13"><text:span text:style-name="T35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22"><text:span text:style-name="T38">The </text:span><text:span text:style-name="T19">virtual</text:span><text:span text:style-name="T20"> </text:span><text:span text:style-name="T38">keyword states that the method can be </text:span><text:span text:style-name="T38">overridden in a dynamic manner.</text:span></text:p>
            <text:p text:style-name="P13"><text:span text:style-name="T39">class</text:span><text:span text:style-name="T40"> Shape </text:span><text:span text:style-name="T40"><text:line-break/></text:span><text:span text:style-name="T40">{ </text:span><text:span text:style-name="T40"><text:line-break/></text:span><text:span text:style-name="T39">public</text:span><text:span text:style-name="T40">: </text:span><text:span text:style-name="T40"><text:line-break/></text:span><text:span text:style-name="T40"> </text:span><text:span text:style-name="T39">virtual void</text:span><text:span text:style-name="T40"> draw() </text:span><text:span text:style-name="T39">const</text:span><text:span text:style-name="T40"><text:line-break/></text:span><text:span text:style-name="T40"> <text:s text:c="3"/>{cout&lt;&lt;</text:span><text:span text:style-name="T41">'h'</text:span><text:span text:style-name="T40">;}</text:span><text:span text:style-name="T40"><text:line-break/></text:span><text:span text:style-name="T39"> virtual double</text:span><text:span text:style-name="T40"> area() </text:span><text:span text:style-name="T39">const</text:span><text:span text:style-name="T40">; </text:span><text:span text:style-name="T40"><text:line-break/></text:span><text:span text:style-name="T40">}; </text:span></text:p>
            <text:p text:style-name="P13"><text:span text:style-name="T40"><text:line-break/></text:span><text:span text:style-name="T39">class</text:span><text:span text:style-name="T40"> Square: </text:span><text:span text:style-name="T39">public</text:span><text:span text:style-name="T40"> Shape </text:span><text:span text:style-name="T40"><text:line-break/></text:span><text:span text:style-name="T40">{ </text:span><text:span text:style-name="T40"><text:line-break/></text:span><text:span text:style-name="T39">public</text:span><text:span text:style-name="T40">: </text:span><text:span text:style-name="T40"><text:line-break/></text:span><text:span text:style-name="T39"> virtual void</text:span><text:span text:style-name="T40"> draw() </text:span><text:span text:style-name="T39">const</text:span><text:span text:style-name="T40"> </text:span><text:span text:style-name="T40"><text:line-break/></text:span><text:span text:style-name="T40"> <text:s text:c="3"/>{cout&lt;&lt;</text:span><text:span text:style-name="T41">'q'</text:span><text:span text:style-name="T40">;}</text:span></text:p>
            <text:p text:style-name="P13"><text:span text:style-name="T39"><text:s/></text:span><text:span text:style-name="T39">virtual double</text:span><text:span text:style-name="T40"> area() </text:span><text:span text:style-name="T39">const</text:span><text:span text:style-name="T40">; </text:span><text:span text:style-name="T40"><text:line-break/></text:span><text:span text:style-name="T40">}; </text:span></text:p>
            <text:p text:style-name="P13"><text:span text:style-name="T40"><text:line-break/></text:span><text:span text:style-name="T40"/></text:p>
          </draw:text-box>
        </draw:frame>
        <draw:line draw:name="מחבר ישר 6" draw:style-name="gr9" draw:text-style-name="P21" draw:layer="layout" svg:x1="12.065cm" svg:y1="5.334cm" svg:x2="12.066cm" svg:y2="18.415cm">
          <text:p/>
        </draw:line>
        <draw:frame presentation:style-name="pr17" draw:text-style-name="P23" draw:layer="layout" svg:width="12.186cm" svg:height="6.615cm" svg:x="12.96cm" svg:y="9.398cm">
          <draw:text-box>
            <text:p text:style-name="P13"><text:span text:style-name="T39">class</text:span><text:span text:style-name="T40"> Circle: </text:span><text:span text:style-name="T39">public</text:span><text:span text:style-name="T40"> Shape </text:span><text:span text:style-name="T40"><text:line-break/></text:span><text:span text:style-name="T40">{ </text:span><text:span text:style-name="T40"><text:line-break/></text:span><text:span text:style-name="T39">public</text:span><text:span text:style-name="T40">: </text:span><text:span text:style-name="T40"><text:line-break/></text:span><text:span text:style-name="T39"> void</text:span><text:span text:style-name="T40"> draw() </text:span><text:span text:style-name="T39">const</text:span><text:span text:style-name="T40"> </text:span><text:span text:style-name="T40"><text:line-break/></text:span><text:span text:style-name="T40"> <text:s text:c="3"/>{cout&lt;&lt;</text:span><text:span text:style-name="T41">'c'</text:span><text:span text:style-name="T40">;}</text:span><text:span text:style-name="T40"><text:line-break/></text:span><text:span text:style-name="T39"> double</text:span><text:span text:style-name="T40"> area() </text:span><text:span text:style-name="T39">const</text:span><text:span text:style-name="T40">; </text:span><text:span text:style-name="T40"><text:line-break/></text:span><text:span text:style-name="T40">}; </text:span><text:span text:style-name="T40"><text:line-break/></text:span><text:span text:style-name="T4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</text:span><text:span text:style-name="T6">virtual methods gives the desired result:</text:span></text:p>
            <text:p text:style-name="P13"><text:span text:style-name="T6"/></text:p>
            <text:p text:style-name="P14"><text:span text:style-name="T10">Shape* s=</text:span><text:span text:style-name="T18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42">Base </text:span><text:span text:style-name="T43">defines a </text:span><text:span text:style-name="T44">virtual</text:span><text:span text:style-name="T45"> method </text:span><text:span text:style-name="T42">foo() </text:span><text:span text:style-name="T42"><text:s/></text:span></text:p>
            <text:p text:style-name="P13"><text:span text:style-name="T43">The resolution of</text:span><text:span text:style-name="T42"> foo() </text:span><text:span text:style-name="T43">is dynamic in </text:span><text:span text:style-name="T46">all </text:span><text:span text:style-name="T43">subclasses of </text:span><text:span text:style-name="T42">Base.</text:span></text:p>
            <text:list text:style-name="L5">
              <text:list-item>
                <text:list>
                  <text:list-item>
                    <text:p text:style-name="P24"><text:span text:style-name="T43">If the subclass </text:span><text:span text:style-name="T42">Derived</text:span><text:span text:style-name="T43"> overrides </text:span><text:span text:style-name="T42">foo(), </text:span><text:span text:style-name="T43">then </text:span><text:span text:style-name="T42">Derived::foo() </text:span><text:span text:style-name="T43">is called</text:span></text:p>
                  </text:list-item>
                  <text:list-item>
                    <text:p text:style-name="P24"><text:span text:style-name="T43">If not, </text:span><text:span text:style-name="T42">Base::foo() </text:span><text:span text:style-name="T43">is called </text:span><text:span text:style-name="T43"><text:line-break/></text:span><text:span text:style-name="T43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&amp;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8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7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7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10" draw:text-style-name="P16" draw:layer="layout" svg:width="10.794cm" svg:height="17.525cm" svg:x="14.098cm" svg:y="1.27cm">
          <text:p text:style-name="P15"><text:span text:style-name="T48">int</text:span><text:span text:style-name="T49"> main() </text:span><text:span text:style-name="T49"><text:line-break/></text:span><text:span text:style-name="T49">{ </text:span></text:p>
          <text:p text:style-name="P15"><text:span text:style-name="T49"><text:s text:c="3"/></text:span><text:span text:style-name="T49">Derived d; </text:span></text:p>
          <text:p text:style-name="P15"><text:span text:style-name="T49"/></text:p>
          <text:p text:style-name="P25"><text:span text:style-name="T50"><text:s text:c="3"/></text:span><text:span text:style-name="T50">Base b = d; <text:s/></text:span><text:span text:style-name="T50"><text:line-break/></text:span><text:span text:style-name="T50">   b.f(); </text:span><text:span text:style-name="T51">//B</text:span><text:span text:style-name="T50"><text:line-break/></text:span><text:span text:style-name="T49">   </text:span></text:p>
          <text:p text:style-name="P25"><text:span text:style-name="T49"><text:s text:c="3"/></text:span><text:span text:style-name="T49">Base&amp; bref= d; </text:span><text:span text:style-name="T49"><text:line-break/></text:span><text:span text:style-name="T49">   bref.f(); </text:span><text:span text:style-name="T52">//D</text:span></text:p>
          <text:p text:style-name="P25"><text:span text:style-name="T49">   </text:span></text:p>
          <text:p text:style-name="P25"><text:span text:style-name="T49"><text:s text:c="3"/></text:span><text:span text:style-name="T49">Base* bp = &amp;d; </text:span><text:span text:style-name="T49"><text:line-break/></text:span><text:span text:style-name="T49"> <text:s text:c="2"/>bp-&gt;f(); </text:span><text:span text:style-name="T52">//D</text:span></text:p>
          <text:p text:style-name="P15"><text:span text:style-name="T52"/></text:p>
          <text:p text:style-name="P15"><text:span text:style-name="T53"><text:s text:c="3"/></text:span><text:span text:style-name="T53">Base b1;</text:span><text:span text:style-name="T52"><text:line-break/></text:span><text:span text:style-name="T49"> <text:s text:c="2"/>// Derived d1 = b1;</text:span></text:p>
          <text:p text:style-name="P15"><text:span text:style-name="T49"><text:s text:c="3"/></text:span><text:span text:style-name="T49">// won’t compile</text:span></text:p>
          <text:p text:style-name="P15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7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55"> Base {</text:span></text:p>
            <text:p text:style-name="P13"><text:span text:style-name="T55"><text:s text:c="2"/></text:span><text:span text:style-name="T56">virtual</text:span><text:span text:style-name="T55"> </text:span><text:span text:style-name="T56">void</text:span><text:span text:style-name="T55"> f() { cout&lt;&lt; </text:span><text:span text:style-name="T57">"Base f()" </text:span><text:span text:style-name="T55">&lt;&lt;endl; </text:span><text:span text:style-name="T55">}</text:span></text:p>
            <text:p text:style-name="P13"><text:span text:style-name="T55"><text:s text:c="10"/></text:span><text:span text:style-name="T56">void</text:span><text:span text:style-name="T55"> g() { f()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struct</text:span><text:span text:style-name="T55"> Derived : </text:span><text:span text:style-name="T56">public</text:span><text:span text:style-name="T55"> Base {</text:span></text:p>
            <text:p text:style-name="P13"><text:span text:style-name="T55"><text:s text:c="2"/></text:span><text:span text:style-name="T56">void </text:span><text:span text:style-name="T55">f() { cout&lt;&lt;</text:span><text:span text:style-name="T57"> “Derived f()"</text:span><text:span text:style-name="T55"> &lt;&lt;endl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int</text:span><text:span text:style-name="T55"> main(){</text:span></text:p>
            <text:p text:style-name="P13"><text:span text:style-name="T55"><text:s text:c="2"/></text:span><text:span text:style-name="T55">Derived d;</text:span></text:p>
            <text:p text:style-name="P13"><text:span text:style-name="T55"><text:s text:c="2"/></text:span><text:span text:style-name="T55">d.g() </text:span></text:p>
            <text:p text:style-name="P13"><text:span text:style-name="T55">}</text:span></text:p>
            <text:p text:style-name="P13"><text:span text:style-name="T58">will print “Derived f()”. Why??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55"> Base {</text:span></text:p>
            <text:p text:style-name="P13"><text:span text:style-name="T55"><text:s text:c="2"/></text:span><text:span text:style-name="T56">virtual</text:span><text:span text:style-name="T55"> </text:span><text:span text:style-name="T56">void</text:span><text:span text:style-name="T55"> f() { cout&lt;&lt; </text:span><text:span text:style-name="T57">"Base f()" </text:span><text:span text:style-name="T55">&lt;&lt;endl; </text:span><text:span text:style-name="T55">}</text:span></text:p>
            <text:p text:style-name="P13"><text:span text:style-name="T55"><text:s text:c="10"/></text:span><text:span text:style-name="T56">void</text:span><text:span text:style-name="T55"> g(</text:span><text:span text:style-name="T59">Base* this</text:span><text:span text:style-name="T55">) {</text:span><text:span text:style-name="T59">this-&gt;</text:span><text:span text:style-name="T55">f()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struct</text:span><text:span text:style-name="T55"> Derived : </text:span><text:span text:style-name="T56">public</text:span><text:span text:style-name="T55"> Base {</text:span></text:p>
            <text:p text:style-name="P13"><text:span text:style-name="T55"><text:s text:c="2"/></text:span><text:span text:style-name="T56">void </text:span><text:span text:style-name="T55">f() { cout&lt;&lt;</text:span><text:span text:style-name="T57"> “Derived f()"</text:span><text:span text:style-name="T55"> &lt;&lt;endl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int</text:span><text:span text:style-name="T55"> main(){</text:span></text:p>
            <text:p text:style-name="P13"><text:span text:style-name="T55"><text:s text:c="2"/></text:span><text:span text:style-name="T55">Derived d;</text:span></text:p>
            <text:p text:style-name="P13"><text:span text:style-name="T55"><text:s text:c="2"/></text:span><text:span text:style-name="T59">Base::</text:span><text:span text:style-name="T55">g(</text:span><text:span text:style-name="T59">&amp;d</text:span><text:span text:style-name="T55">) </text:span></text:p>
            <text:p text:style-name="P13"><text:span text:style-name="T55">}</text:span></text:p>
            <text:p text:style-name="P13"><text:span text:style-name="T58">..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19">struct</text:span><text:span text:style-name="T55"> Base {</text:span></text:p>
            <text:p text:style-name="P13"><text:span text:style-name="T55"><text:s text:c="2"/></text:span><text:span text:style-name="T55">Base() { f(); }</text:span></text:p>
            <text:p text:style-name="P13"><text:span text:style-name="T55"><text:s text:c="2"/></text:span><text:span text:style-name="T60">virtual void </text:span><text:span text:style-name="T55">f(){ cout&lt;&lt;“Base”&lt;&lt;endl;}</text:span></text:p>
            <text:p text:style-name="P13"><text:span text:style-name="T55">};</text:span></text:p>
            <text:p text:style-name="P13"><text:span text:style-name="T60">struct</text:span><text:span text:style-name="T55"> Derived: </text:span><text:span text:style-name="T60">public</text:span><text:span text:style-name="T55"> Base {</text:span></text:p>
            <text:p text:style-name="P13"><text:span text:style-name="T55"><text:s text:c="2"/></text:span><text:span text:style-name="T60">virtual void </text:span><text:span text:style-name="T55">f(){ cout&lt;&lt;“Derived”&lt;&lt;endl;}</text:span></text:p>
            <text:p text:style-name="P13"><text:span text:style-name="T55">};</text:span></text:p>
            <text:p text:style-name="P13"><text:span text:style-name="T60">int</text:span><text:span text:style-name="T55"> main(){</text:span></text:p>
            <text:p text:style-name="P13"><text:span text:style-name="T55"><text:s text:c="2"/></text:span><text:span text:style-name="T55">Derived d; </text:span><text:span text:style-name="T61">// would print “Base”</text:span></text:p>
            <text:p text:style-name="P13"><text:span text:style-name="T61">}</text:span></text:p>
            <text:p text:style-name="P13"><text:span text:style-name="T62">Why? Because when Base() is called, Derived is not </text:span><text:span text:style-name="T62">constructed yet! <text:s text:c="3"/></text:span><text:span text:style-name="T63"><text:a xlink:href="https://stackoverflow.com/q/962132/827927" xlink:type="simple">https://stackoverflow.com/q/962132/827927</text:a></text:span><text:span text:style-name="T63">s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9">struct</text:span><text:span text:style-name="T55"> Base {</text:span></text:p>
            <text:p text:style-name="P13"><text:span text:style-name="T55"><text:s text:c="2"/></text:span><text:span text:style-name="T55">~Base() { f(); }</text:span></text:p>
            <text:p text:style-name="P13"><text:span text:style-name="T55"><text:s text:c="2"/></text:span><text:span text:style-name="T60">virtual void </text:span><text:span text:style-name="T55">f() { cout&lt;&lt;“Base”&lt;&lt;endl;}</text:span></text:p>
            <text:p text:style-name="P13"><text:span text:style-name="T55">};</text:span></text:p>
            <text:p text:style-name="P13"><text:span text:style-name="T60">struct</text:span><text:span text:style-name="T55"> Derived: </text:span><text:span text:style-name="T60">public</text:span><text:span text:style-name="T55"> Base {</text:span></text:p>
            <text:p text:style-name="P13"><text:span text:style-name="T55"><text:s text:c="2"/></text:span><text:span text:style-name="T60">virtual void </text:span><text:span text:style-name="T55">f() { cout&lt;&lt;“Derived”&lt;&lt;endl;}</text:span></text:p>
            <text:p text:style-name="P13"><text:span text:style-name="T55">};</text:span></text:p>
            <text:p text:style-name="P13"><text:span text:style-name="T60">int</text:span><text:span text:style-name="T55"> main(){</text:span></text:p>
            <text:p text:style-name="P13"><text:span text:style-name="T55"><text:s text:c="2"/></text:span><text:span text:style-name="T55">Derived d; </text:span><text:span text:style-name="T61">// would print “Base”</text:span></text:p>
            <text:p text:style-name="P13"><text:span text:style-name="T61">}</text:span></text:p>
            <text:p text:style-name="P13"><text:span text:style-name="T62">Why? Because when ~Base() is called, Derived is </text:span><text:span text:style-name="T62">already destructed! <text:s text:c="3"/></text:span><text:span text:style-name="T63"><text:a xlink:href="https://stackoverflow.com/q/962132/827927" xlink:type="simple">https://stackoverflow.com/q/962132/827927</text:a></text:span></text:p>
            <text:p text:style-name="P13"><text:span text:style-name="T55"/></text:p>
            <text:p text:style-name="P13"><text:span text:style-name="T64"/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7"><text:span text:style-name="T6">When calling a method, polymorphism will </text:span><text:span text:style-name="T6">take place if:</text:span></text:p>
            <text:list text:style-name="L6">
              <text:list-item>
                <text:list>
                  <text:list-item>
                    <text:p text:style-name="P28"><text:span text:style-name="T6"><text:s/></text:span><text:span text:style-name="T6">We call a method through pointer or </text:span><text:span text:style-name="T6">reference to a base class that actually </text:span><text:span text:style-name="T6">points to a derived object.</text:span></text:p>
                  </text:list-item>
                  <text:list-item>
                    <text:p text:style-name="P28"><text:span text:style-name="T6"><text:s/></text:span><text:span text:style-name="T6">The method must be virtual in the base.</text:span></text:p>
                  </text:list-item>
                  <text:list-item>
                    <text:p text:style-name="P28"><text:span text:style-name="T6"><text:s/></text:span><text:span text:style-name="T6">We are not in ctor / dtor</text:span></text:p>
                  </text:list-item>
                  <text:list-item>
                    <text:p text:style-name="P28"><text:span text:style-name="T6"><text:s/></text:span><text:span text:style-name="T6">The derived class must override the base </text:span><text:span text:style-name="T6">method with exactly the same signature </text:span><text:span text:style-name="T6"><text:line-break/></text:span><text:span text:style-name="T38">(C++11 put </text:span><text:span text:style-name="T65">override</text:span><text:span text:style-name="T38"> between () and { } to check </text:span><text:span text:style-name="T38">that the method really overrides in compile time)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6"/></text:p>
            <text:list text:style-name="L5">
              <text:list-item>
                <text:list>
                  <text:list-item>
                    <text:p text:style-name="P24"><text:span text:style-name="T67">Each object has a </text:span><text:span text:style-name="T68">single </text:span><text:span text:style-name="T67">pointer to an array </text:span><text:span text:style-name="T67">of function pointers.</text:span></text:p>
                  </text:list-item>
                  <text:list-item>
                    <text:p text:style-name="P24"><text:span text:style-name="T67">This array contains pointers to the appropriate </text:span><text:span text:style-name="T67">functions.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12">Cost</text:span><text:span text:style-name="T6">:</text:span></text:p>
            <text:list text:continue-numbering="true" text:style-name="L5">
              <text:list-item>
                <text:list>
                  <text:list-item>
                    <text:p text:style-name="P24"><text:span text:style-name="T67">For each class, we store one table.</text:span></text:p>
                  </text:list-item>
                  <text:list-item>
                    <text:p text:style-name="P24"><text:span text:style-name="T67">Each object contains one field that points to </text:span><text:span text:style-name="T67">the right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1" draw:style-name="dp1" draw:master-page-name="כותרת_20_בלבד" presentation:presentation-page-layout-name="AL4T19">
        <office:forms form:automatic-focus="false" form:apply-design-mode="false"/>
        <draw:custom-shape draw:name="Rectangle 3" draw:style-name="gr12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30" draw:layer="layout" svg:width="8.779cm" svg:height="18.038cm" svg:x="0.619cm" svg:y="0.506cm">
          <text:p text:style-name="P15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/text:p>
          <text:p text:style-name="P15"><text:span text:style-name="T70">}; </text:span></text:p>
          <text:p text:style-name="P15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 <text:s/></text:span><text:span text:style-name="T69"><text:s/>void</text:span><text:span text:style-name="T70"> f1(); </text:span></text:p>
          <text:p text:style-name="P15"><text:span text:style-name="T70"><text:s text:c="3"/></text:span><text:span text:style-name="T69">virtual void</text:span><text:span text:style-name="T70"> f3();</text:span></text:p>
          <text:p text:style-name="P15"><text:span text:style-name="T70"><text:s text:c="3"/>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/text:p>
          <text:p text:style-name="P15"><text:span text:style-name="T70">}; </text:span></text:p>
          <text:p text:style-name="P15"><text:span text:style-name="T70">A* a1= new A;</text:span></text:p>
          <text:p text:style-name="P15"><text:span text:style-name="T70">A* a2= new A;</text:span><text:span text:style-name="T70"><text:line-break/></text:span><text:span text:style-name="T70">A* a3= new B;</text:span></text:p>
          <text:p text:style-name="P15"><text:span text:style-name="T70">//B* b1 = new A;</text:span></text:p>
          <text:p text:style-name="P15"><text:span text:style-name="T70">a1→f1();</text:span></text:p>
          <text:p text:style-name="P15"><text:span text:style-name="T70">a3→f1(); // same code</text:span></text:p>
          <text:p text:style-name="P15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4" draw:text-style-name="P30" draw:layer="layout" svg:width="4.444cm" svg:height="3.299cm" svg:x="20.457cm" svg:y="3.81cm">
          <text:p text:style-name="P15"><text:span text:style-name="T71">void A::f1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30" draw:layer="layout" svg:width="4.444cm" svg:height="3.299cm" svg:x="20.457cm" svg:y="7.567cm">
          <text:p text:style-name="P15"><text:span text:style-name="T71">void A::f2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4" draw:text-style-name="P30" draw:layer="layout" svg:width="4.444cm" svg:height="3.299cm" svg:x="20.457cm" svg:y="11.324cm">
          <text:p text:style-name="P15"><text:span text:style-name="T71">void B::f1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16" draw:layer="layout" svg:width="2.836cm" svg:height="1.098cm" svg:x="16.249cm" svg:y="6.853cm">
          <text:p text:style-name="P18"><text:span text:style-name="T73">v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16" draw:layer="layout" svg:width="0.969cm" svg:height="1.267cm" svg:x="16.46cm" svg:y="8.123cm">
          <text:p text:style-name="P18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16" draw:layer="layout" svg:width="0.969cm" svg:height="1.267cm" svg:x="16.398cm" svg:y="11.95cm">
          <text:p text:style-name="P18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6" draw:text-style-name="P16" draw:layer="layout" svg:width="3.386cm" svg:height="1.009cm" svg:x="11.492cm" svg:y="7.505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6" draw:text-style-name="P16" draw:layer="layout" svg:width="3.386cm" svg:height="1.009cm" svg:x="11.492cm" svg:y="8.515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3" draw:text-style-name="P16" draw:layer="layout" svg:width="2.576cm" svg:height="1.61cm" svg:x="9.326cm" svg:y="7.21cm">
            <text:p text:style-name="P15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6" draw:text-style-name="P16" draw:layer="layout" svg:width="3.386cm" svg:height="1.009cm" svg:x="11.492cm" svg:y="13.057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6" draw:text-style-name="P16" draw:layer="layout" svg:width="3.386cm" svg:height="1.009cm" svg:x="11.492cm" svg:y="14.067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6" draw:text-style-name="P16" draw:layer="layout" svg:width="3.386cm" svg:height="1.009cm" svg:x="11.492cm" svg:y="15.077cm">
              <text:p text:style-name="P18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3" draw:text-style-name="P16" draw:layer="layout" svg:width="2.576cm" svg:height="1.61cm" svg:x="9.33cm" svg:y="12.762cm">
            <text:p text:style-name="P15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6" draw:text-style-name="P16" draw:layer="layout" svg:width="3.386cm" svg:height="1.009cm" svg:x="11.492cm" svg:y="10.279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6" draw:text-style-name="P16" draw:layer="layout" svg:width="3.386cm" svg:height="1.009cm" svg:x="11.492cm" svg:y="11.289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3" draw:text-style-name="P16" draw:layer="layout" svg:width="2.576cm" svg:height="1.61cm" svg:x="9.326cm" svg:y="9.984cm">
            <text:p text:style-name="P15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4" draw:text-style-name="P30" draw:layer="layout" svg:width="4.444cm" svg:height="3.299cm" svg:x="20.457cm" svg:y="15.081cm">
          <text:p text:style-name="P15"><text:span text:style-name="T71">void B::f3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6" draw:text-style-name="P16" draw:layer="layout" svg:width="2.116cm" svg:height="1.009cm" svg:x="16.642cm" svg:y="13.07cm">
            <text:p text:style-name="P18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6" draw:text-style-name="P16" draw:layer="layout" svg:width="2.116cm" svg:height="1.009cm" svg:x="16.642cm" svg:y="14.08cm">
            <text:p text:style-name="P18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6" draw:text-style-name="P16" draw:layer="layout" svg:width="2.116cm" svg:height="1.009cm" svg:x="16.642cm" svg:y="15.09cm">
            <text:p text:style-name="P18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6" draw:text-style-name="P16" draw:layer="layout" svg:width="2.116cm" svg:height="1.009cm" svg:x="16.642cm" svg:y="9.393cm">
            <text:p text:style-name="P18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6" draw:text-style-name="P16" draw:layer="layout" svg:width="2.116cm" svg:height="1.009cm" svg:x="16.642cm" svg:y="10.403cm">
            <text:p text:style-name="P18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7" draw:text-style-name="P21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7" draw:text-style-name="P21" draw:layer="layout" svg:width="1.684cm" svg:height="0.885cm" svg:x="14.918cm" svg:y="9.8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7" draw:text-style-name="P21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8" draw:text-style-name="P21" draw:layer="layout" svg:width="1.697cm" svg:height="4.419cm" svg:x="18.759cm" svg:y="5.4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8" draw:text-style-name="P21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8" draw:text-style-name="P21" draw:layer="layout" svg:width="1.697cm" svg:height="0.583cm" svg:x="18.759cm" svg:y="12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8" draw:text-style-name="P21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AutoShape 42" draw:style-name="gr18" draw:text-style-name="P21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0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9" draw:text-style-name="P21" draw:layer="layout" svg:width="9.947cm" svg:height="0.007cm" svg:x="9.489cm" svg:y="15.17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21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2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2" draw:style-name="dp1" draw:master-page-name="כותרת_20_בלבד" presentation:presentation-page-layout-name="AL4T19">
        <office:forms form:automatic-focus="false" form:apply-design-mode="false"/>
        <draw:custom-shape draw:name="Rectangle 3" draw:style-name="gr20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31" draw:layer="layout" svg:width="8.779cm" svg:height="17.191cm" svg:x="0.71cm" svg:y="0.984cm">
          <text:p text:style-name="P15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text:span text:style-name="T70"><text:line-break/></text:span><text:span text:style-name="T70">}; </text:span></text:p>
          <text:p text:style-name="P15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3();    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text:span text:style-name="T70"><text:line-break/></text:span><text:span text:style-name="T70">}; </text:span><text:span text:style-name="T70"><text:line-break/></text:span><text:span text:style-name="T70"><text:line-break/></text:span><text:span text:style-name="T70">A* a1= new A;</text:span></text:p>
          <text:p text:style-name="P15"><text:span text:style-name="T70">A* a2= new A; </text:span><text:span text:style-name="T70"><text:line-break/></text:span><text:span text:style-name="T70">A* a3= new B; <text:s/></text:span></text:p>
          <text:p text:style-name="P15"><text:span text:style-name="T70">a3→f3(); // comp.err.</text:span></text:p>
          <text:p text:style-name="P25"><text:span text:style-name="T70">((B*)a1)-&gt;f3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4" draw:text-style-name="P31" draw:layer="layout" svg:width="4.444cm" svg:height="3.299cm" svg:x="20.457cm" svg:y="3.81cm">
          <text:p text:style-name="P15"><text:span text:style-name="T71">void A::f1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31" draw:layer="layout" svg:width="4.444cm" svg:height="3.299cm" svg:x="20.457cm" svg:y="7.567cm">
          <text:p text:style-name="P15"><text:span text:style-name="T71">void A::f2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4" draw:text-style-name="P31" draw:layer="layout" svg:width="4.444cm" svg:height="3.299cm" svg:x="20.457cm" svg:y="11.324cm">
          <text:p text:style-name="P15"><text:span text:style-name="T71">void B::f1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32" draw:layer="layout" svg:width="2.45cm" svg:height="1.098cm" svg:x="16.441cm" svg:y="6.853cm">
          <text:p text:style-name="P18"><text:span text:style-name="T73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32" draw:layer="layout" svg:width="0.969cm" svg:height="1.267cm" svg:x="16.46cm" svg:y="8.123cm">
          <text:p text:style-name="P18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32" draw:layer="layout" svg:width="0.969cm" svg:height="1.267cm" svg:x="16.398cm" svg:y="11.95cm">
          <text:p text:style-name="P18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1" draw:text-style-name="P20" draw:layer="layout" svg:width="3.386cm" svg:height="1.009cm" svg:x="11.492cm" svg:y="7.505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1" draw:text-style-name="P32" draw:layer="layout" svg:width="3.386cm" svg:height="1.009cm" svg:x="11.492cm" svg:y="8.515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3" draw:text-style-name="P20" draw:layer="layout" svg:width="2.576cm" svg:height="1.61cm" svg:x="9.326cm" svg:y="7.21cm">
            <text:p text:style-name="P15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1" draw:text-style-name="P20" draw:layer="layout" svg:width="3.386cm" svg:height="1.009cm" svg:x="11.492cm" svg:y="13.057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1" draw:text-style-name="P32" draw:layer="layout" svg:width="3.386cm" svg:height="1.009cm" svg:x="11.492cm" svg:y="14.067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1" draw:text-style-name="P32" draw:layer="layout" svg:width="3.386cm" svg:height="1.009cm" svg:x="11.492cm" svg:y="15.077cm">
              <text:p text:style-name="P18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3" draw:text-style-name="P20" draw:layer="layout" svg:width="2.576cm" svg:height="1.61cm" svg:x="9.33cm" svg:y="12.762cm">
            <text:p text:style-name="P15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1" draw:text-style-name="P20" draw:layer="layout" svg:width="3.386cm" svg:height="1.009cm" svg:x="11.492cm" svg:y="10.279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1" draw:text-style-name="P32" draw:layer="layout" svg:width="3.386cm" svg:height="1.009cm" svg:x="11.492cm" svg:y="11.289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3" draw:text-style-name="P20" draw:layer="layout" svg:width="2.576cm" svg:height="1.61cm" svg:x="9.326cm" svg:y="9.984cm">
            <text:p text:style-name="P15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4" draw:text-style-name="P31" draw:layer="layout" svg:width="4.444cm" svg:height="3.299cm" svg:x="20.457cm" svg:y="15.081cm">
          <text:p text:style-name="P15"><text:span text:style-name="T71">void B::f3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2" draw:text-style-name="P32" draw:layer="layout" svg:width="2.116cm" svg:height="1.009cm" svg:x="16.642cm" svg:y="13.07cm">
            <text:p text:style-name="P18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2" draw:text-style-name="P32" draw:layer="layout" svg:width="2.116cm" svg:height="1.009cm" svg:x="16.642cm" svg:y="14.08cm">
            <text:p text:style-name="P18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2" draw:text-style-name="P32" draw:layer="layout" svg:width="2.116cm" svg:height="1.009cm" svg:x="16.642cm" svg:y="15.09cm">
            <text:p text:style-name="P18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2" draw:text-style-name="P32" draw:layer="layout" svg:width="2.116cm" svg:height="1.009cm" svg:x="16.642cm" svg:y="9.393cm">
            <text:p text:style-name="P18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2" draw:text-style-name="P32" draw:layer="layout" svg:width="2.116cm" svg:height="1.009cm" svg:x="16.642cm" svg:y="10.403cm">
            <text:p text:style-name="P18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3" draw:text-style-name="P21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4" draw:text-style-name="P21" draw:layer="layout" svg:width="1.684cm" svg:height="0.885cm" svg:x="14.918cm" svg:y="9.8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5" draw:text-style-name="P21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6" draw:text-style-name="P21" draw:layer="layout" svg:width="1.697cm" svg:height="4.419cm" svg:x="18.759cm" svg:y="5.4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7" draw:text-style-name="P21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8" draw:text-style-name="P21" draw:layer="layout" svg:width="1.697cm" svg:height="0.583cm" svg:x="18.759cm" svg:y="12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9" draw:text-style-name="P21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AutoShape 42" draw:style-name="gr30" draw:text-style-name="P21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0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9" draw:text-style-name="P21" draw:layer="layout" svg:width="9.947cm" svg:height="0.007cm" svg:x="9.489cm" svg:y="15.1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1" draw:text-style-name="P34" draw:layer="layout" svg:width="17.797cm" svg:height="2.599cm" svg:x="0.591cm" svg:y="0.449cm">
          <text:p text:style-name="P33"><text:span text:style-name="T6">Through *a3 everything below the red dashed line will be hid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21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2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2" draw:text-style-name="P36" draw:layer="layout" svg:width="9.468cm" svg:height="15.874cm" svg:x="14.986cm" svg:y="4.262cm">
          <text:p text:style-name="P35"><text:span text:style-name="T75">clas</text:span><text:span text:style-name="T75">s </text:span><text:span text:style-name="T75">Bas</text:span><text:span text:style-name="T75">e </text:span><text:span text:style-name="T75">{ <text:s/>pu</text:span><text:span text:style-name="T75">blic: </text:span><text:span text:style-name="T75"><text:s/>int </text:span><text:span text:style-name="T75">x, y;</text:span></text:p>
          <text:p text:style-name="P35"><text:span text:style-name="T75"><text:s text:c="4"/></text:span><text:span text:style-name="T75">int </text:span><text:span text:style-name="T75">f() </text:span><text:span text:style-name="T75">{ ret</text:span><text:span text:style-name="T75">urn </text:span><text:span text:style-name="T75">111; </text:span><text:span text:style-name="T75">}</text:span></text:p>
          <text:p text:style-name="P35"><text:span text:style-name="T75"><text:s text:c="4"/></text:span><text:span text:style-name="T75">virtu</text:span><text:span text:style-name="T75">al </text:span><text:span text:style-name="T75">int </text:span><text:span text:style-name="T75">g() { </text:span><text:span text:style-name="T75">retu</text:span><text:span text:style-name="T75">rn </text:span><text:span text:style-name="T75">222; </text:span><text:span text:style-name="T75">}</text:span></text:p>
          <text:p text:style-name="P35"><text:span text:style-name="T75"><text:s text:c="4"/></text:span><text:span text:style-name="T75">virtu</text:span><text:span text:style-name="T75">al </text:span><text:span text:style-name="T75">int </text:span><text:span text:style-name="T75">h() { </text:span><text:span text:style-name="T75">retu</text:span><text:span text:style-name="T75">rn </text:span><text:span text:style-name="T75">333;</text:span><text:span text:style-name="T75">}</text:span></text:p>
          <text:p text:style-name="P35"><text:span text:style-name="T75">};</text:span></text:p>
          <text:p text:style-name="P35"><text:span text:style-name="T75">clas</text:span><text:span text:style-name="T75">s </text:span><text:span text:style-name="T75">Deri</text:span><text:span text:style-name="T75">ved: </text:span><text:span text:style-name="T75">publ</text:span><text:span text:style-name="T75">ic </text:span><text:span text:style-name="T75">Bas</text:span><text:span text:style-name="T75">e </text:span><text:span text:style-name="T75">{ pu</text:span><text:span text:style-name="T75">blic:</text:span></text:p>
          <text:p text:style-name="P35"><text:span text:style-name="T75"><text:s text:c="4"/></text:span><text:span text:style-name="T75">int </text:span><text:span text:style-name="T75">f() </text:span><text:span text:style-name="T75">{ ret</text:span><text:span text:style-name="T75">urn </text:span><text:span text:style-name="T75">444; </text:span><text:span text:style-name="T75">}</text:span></text:p>
          <text:p text:style-name="P35"><text:span text:style-name="T75"><text:s text:c="4"/></text:span><text:span text:style-name="T75">int </text:span><text:span text:style-name="T75">g() { </text:span><text:span text:style-name="T75">retu</text:span><text:span text:style-name="T75">rn </text:span><text:span text:style-name="T75">555; </text:span><text:span text:style-name="T75">}</text:span></text:p>
          <text:p text:style-name="P35"><text:span text:style-name="T75">};</text:span></text:p>
          <text:p text:style-name="P35"><text:span text:style-name="T75">int </text:span><text:span text:style-name="T75">mai</text:span><text:span text:style-name="T75">n() {</text:span></text:p>
          <text:p text:style-name="P35"><text:span text:style-name="T75"><text:s text:c="4"/></text:span><text:span text:style-name="T75">Bas</text:span><text:span text:style-name="T75">e* p </text:span><text:span text:style-name="T75">= </text:span><text:span text:style-name="T75">new </text:span><text:span text:style-name="T75">Deri</text:span><text:span text:style-name="T75">ved;</text:span></text:p>
          <text:p text:style-name="P35"><text:span text:style-name="T75"><text:s text:c="4"/></text:span><text:span text:style-name="T75">p-</text:span><text:span text:style-name="T75">&gt;f();</text:span></text:p>
          <text:p text:style-name="P35"><text:span text:style-name="T75"><text:s text:c="4"/></text:span><text:span text:style-name="T75">p-</text:span><text:span text:style-name="T75">&gt;g()</text:span><text:span text:style-name="T75">;</text:span></text:p>
          <text:p text:style-name="P35"><text:span text:style-name="T75"><text:s text:c="4"/></text:span><text:span text:style-name="T75">p-</text:span><text:span text:style-name="T75">&gt;h()</text:span><text:span text:style-name="T75">;</text:span></text:p>
          <text:p text:style-name="P35"><text:span text:style-name="T75"><text:s text:c="4"/></text:span><text:span text:style-name="T75">dele</text:span><text:span text:style-name="T75">te p;</text:span></text:p>
          <text:p text:style-name="P35"><text:span text:style-name="T75"><text:s text:c="4"/></text:span><text:span text:style-name="T75">retu</text:span><text:span text:style-name="T75">rn 0;</text:span></text:p>
          <text:p text:style-name="P35"><text:span text:style-name="T75">}</text:span></text:p>
          <text:p text:style-name="P35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37" draw:layer="layout" svg:width="11.684cm" svg:height="3.095cm" svg:x="1.016cm" svg:y="5.842cm">
          <draw:text-box>
            <text:p>View the following code in</text:p>
            <text:p><text:a xlink:href="https://godbolt.org/" xlink:type="simple">https://godbolt.org/</text:a></text:p>
          </draw:text-box>
        </draw:frame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in ctor/dtor -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4" draw:text-style-name="P39" draw:layer="layout" svg:width="23.706cm" svg:height="15.874cm" svg:x="0.748cm" svg:y="4.262cm">
          <text:list text:style-name="L7">
            <text:list-item>
              <text:list>
                <text:list-item>
                  <text:p text:style-name="P38"><text:span text:style-name="T76">In the code of Base::</text:span><text:span text:style-name="T6">Base, the vptr is set to Base::vtable, so the calls are to the Base functions.</text:span></text:p>
                </text:list-item>
                <text:list-item>
                  <text:p text:style-name="P38"><text:span text:style-name="T6">Only </text:span><text:span text:style-name="T77">after </text:span><text:span text:style-name="T6">Base::Base is finished, Derived::Derived is called and sets the vptr to Derived::vtable.</text:span></text:p>
                </text:list-item>
                <text:list-item>
                  <text:p text:style-name="P38"><text:span text:style-name="T6">The vptr is set in the destructors, to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3" draw:text-style-name="P39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40"><text:span text:style-name="T12">Time</text:span><text:span text:style-name="T6">: Calling a virtual method is more </text:span><text:span text:style-name="T6">expensive than standard cal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0"><text:span text:style-name="T6">Two pointers are “chased” to get to the </text:span><text:span text:style-name="T6">address of the function.</text:span></text:p>
                      </text:list-item>
                      <text:list-item>
                        <text:p text:style-name="P40"><text:span text:style-name="T6">Compiler optimizer cannot inline the call.</text:span></text:p>
                      </text:list-item>
                    </text:list>
                  </text:list-item>
                  <text:list-item>
                    <text:p text:style-name="P41"><text:span text:style-name="T12">Memory</text:span><text:span text:style-name="T6">: objects with virtual methods have </text:span><text:span text:style-name="T6">an additional field (~8 bytes).</text:span></text:p>
                  </text:list-item>
                  <text:list-item>
                    <text:p text:style-name="P41"><text:span text:style-name="T12">Conclusion</text:span><text:span text:style-name="T6">: Declare a function “virtual” </text:span><text:span text:style-name="T6">only 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19">class</text:span><text:span text:style-name="T20"> Base </text:span><text:span text:style-name="T20"><text:line-break/></text:span><text:span text:style-name="T20">{ </text:span><text:span text:style-name="T19">public</text:span><text:span text:style-name="T20">: </text:span><text:span text:style-name="T20"><text:line-break/></text:span><text:span text:style-name="T20">   ~Base() { delete p1; } </text:span><text:span text:style-name="T20"><text:line-break/></text:span><text:span text:style-name="T20">}; </text:span><text:span text:style-name="T20"><text:line-break/></text:span><text:span text:style-name="T19">class</text:span><text:span text:style-name="T20"> Derived : </text:span><text:span text:style-name="T19">public</text:span><text:span text:style-name="T20"> Base </text:span><text:span text:style-name="T20"><text:line-break/></text:span><text:span text:style-name="T20">{ </text:span><text:span text:style-name="T19">public</text:span><text:span text:style-name="T20">: </text:span><text:span text:style-name="T20"><text:line-break/></text:span><text:span text:style-name="T20">   ~Derived() { delete p2; } </text:span><text:span text:style-name="T20"><text:line-break/></text:span><text:span text:style-name="T20">}; </text:span><text:span text:style-name="T20"><text:line-break/></text:span><text:span text:style-name="T20">Base *p = </text:span><text:span text:style-name="T19">new</text:span><text:span text:style-name="T20"> Derived; </text:span><text:span text:style-name="T20"><text:line-break/></text:span><text:span text:style-name="T19">delete</text:span><text:span text:style-name="T20"> p; </text:span><text:span text:style-name="T20"><text:line-break/></text:span><text:span text:style-name="T78">Question: what is the problem here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79">class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~Base() { delete p1; } </text:span><text:span text:style-name="T80"><text:line-break/></text:span><text:span text:style-name="T80">}; </text:span><text:span text:style-name="T80"><text:line-break/></text:span><text:span text:style-name="T79">class</text:span><text:span text:style-name="T80"> Derived : </text:span><text:span text:style-name="T79">public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~Derived() { delete p2; </text:span><text:span text:style-name="T81">[~Base();]</text:span><text:span text:style-name="T80"> } </text:span><text:span text:style-name="T80"><text:line-break/></text:span><text:span text:style-name="T80">}; </text:span><text:span text:style-name="T80"><text:line-break/></text:span><text:span text:style-name="T80">Base *p = </text:span><text:span text:style-name="T79">new</text:span><text:span text:style-name="T80"> Derived; </text:span><text:span text:style-name="T80"><text:line-break/></text:span><text:span text:style-name="T79">delete</text:span><text:span text:style-name="T80"> p; </text:span><text:span text:style-name="T80"><text:line-break/></text:span><text:span text:style-name="T82">Answer: memory leak! Base::~Base is called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42"><text:span text:style-name="T6"/></text:p>
            <text:list text:style-name="L3">
              <text:list-item>
                <text:p text:style-name="P42"><text:span text:style-name="T6">Destructor is like any other method</text:span></text:p>
              </text:list-item>
              <text:list-item>
                <text:p text:style-name="P42"><text:span text:style-name="T6">The example uses static resolution, and </text:span><text:span text:style-name="T6">hence the wrong destructor is called</text:span></text:p>
              </text:list-item>
              <text:list-item>
                <text:p text:style-name="P42"><text:span text:style-name="T6">To fix that, we need to declare virtual </text:span><text:span text:style-name="T6">destructor </text:span><text:span text:style-name="T12">at the base class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79">class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</text:span><text:span text:style-name="T79">virtual </text:span><text:span text:style-name="T80">~Base() { delete p1; } </text:span><text:span text:style-name="T80"><text:line-break/></text:span><text:span text:style-name="T80">}; </text:span><text:span text:style-name="T80"><text:line-break/></text:span><text:span text:style-name="T79">class</text:span><text:span text:style-name="T80"> Derived : </text:span><text:span text:style-name="T79">public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~Derived() { delete p2; </text:span><text:span text:style-name="T81">[~Base();]</text:span><text:span text:style-name="T80"> } </text:span><text:span text:style-name="T80"><text:line-break/></text:span><text:span text:style-name="T20">}; </text:span><text:span text:style-name="T20"><text:line-break/></text:span><text:span text:style-name="T20">Base* p = </text:span><text:span text:style-name="T19">new</text:span><text:span text:style-name="T20"> Derived; </text:span><text:span text:style-name="T20"><text:line-break/></text:span><text:span text:style-name="T19">delete</text:span><text:span text:style-name="T20"> p; </text:span><text:span text:style-name="T20"><text:line-break/></text:span><text:span text:style-name="T38">Which destructor is called? </text:span><text:span text:style-name="T83">Derived</text:span><text:span text:style-name="T84">::~</text:span><text:span text:style-name="T83">Derived</text:span><text:span text:style-name="T84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0" draw:style-name="dp1" draw:master-page-name="שקופית_20_כותרת_5f_" presentation:presentation-page-layout-name="AL1T0">
        <office:forms form:automatic-focus="false" form:apply-design-mode="false"/>
        <draw:frame draw:name="Rectangle 2" presentation:style-name="pr24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re-virtual (abstract) </text:span><text:span text:style-name="T1"><text:line-break/></text:span><text:span text:style-name="T1">methods &amp; classes</text:span></text:p>
          </draw:text-box>
        </draw:frame>
        <draw:frame draw:name="כותרת משנה 3" presentation:style-name="pr25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26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7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8">Revisiting our example, we write:</text:span></text:p>
            <text:p text:style-name="P13"><text:span text:style-name="T38"/></text:p>
            <text:p text:style-name="P14"><text:span text:style-name="T19">class</text:span><text:span text:style-name="T20"> Shape </text:span><text:span text:style-name="T20"><text:line-break/></text:span><text:span text:style-name="T20">{ </text:span><text:span text:style-name="T20"><text:line-break/></text:span><text:span text:style-name="T19">public</text:span><text:span text:style-name="T20">: </text:span><text:span text:style-name="T20"><text:line-break/></text:span><text:span text:style-name="T20">   </text:span><text:span text:style-name="T19">virtual</text:span><text:span text:style-name="T20"> ~Shape(); </text:span><text:span text:style-name="T85"><text:line-break/></text:span><text:span text:style-name="T85"> <text:s text:c="2"/></text:span><text:span text:style-name="T19">virtual</text:span><text:span text:style-name="T20"> </text:span><text:span text:style-name="T19">void</text:span><text:span text:style-name="T20"> draw() </text:span><text:span text:style-name="T19">const</text:span><text:span text:style-name="T20">; </text:span><text:span text:style-name="T85"><text:line-break/></text:span><text:span text:style-name="T85"> <text:s text:c="2"/></text:span><text:span text:style-name="T19">virtual</text:span><text:span text:style-name="T20"> </text:span><text:span text:style-name="T19">double</text:span><text:span text:style-name="T20"> area()</text:span><text:span text:style-name="T19"> const</text:span><text:span text:style-name="T20">; </text:span><text:span text:style-name="T85"><text:s/></text:span><text:span text:style-name="T85"><text:line-break/></text:span><text:span text:style-name="T20">}; </text:span><text:span text:style-name="T20"><text:line-break/></text:span><text:span text:style-name="T20"/></text:p>
            <text:p text:style-name="P14"><text:span text:style-name="T38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7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45"><text:span text:style-name="T86">In this example, we never want to deal </text:span><text:span text:style-name="T86">with objects of type Shape</text:span></text:p>
              </text:list-item>
            </text:list>
            <text:list text:style-name="L10">
              <text:list-item>
                <text:list>
                  <text:list-item>
                    <text:p text:style-name="P46"><text:span text:style-name="T86">Shape serves the role of an interface</text:span></text:p>
                  </text:list-item>
                </text:list>
              </text:list-item>
              <text:list-item>
                <text:p text:style-name="P45"><text:span text:style-name="T86">All shapes need to be specific shapes <text:s/></text:span><text:span text:style-name="T86">instances of derived classes of Shape.</text:span></text:p>
              </text:list-item>
              <text:list-item>
                <text:p text:style-name="P45"><text:span text:style-name="T86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118cm" presentation:class="outline" presentation:user-transformed="true">
          <draw:text-box>
            <text:p text:style-name="P13"><text:span text:style-name="T38">We can specify that Shape::draw() must be </text:span><text:span text:style-name="T38">implemented in derived class</text:span></text:p>
            <text:p text:style-name="P14"><text:span text:style-name="T79">class</text:span><text:span text:style-name="T80"> Shape { </text:span><text:span text:style-name="T80"><text:line-break/></text:span><text:span text:style-name="T79">public</text:span><text:span text:style-name="T80">: </text:span><text:span text:style-name="T87">// pure virtuals:</text:span><text:span text:style-name="T87"><text:line-break/></text:span><text:span text:style-name="T87"> <text:s text:c="2"/></text:span><text:span text:style-name="T87"><text:tab/></text:span><text:span text:style-name="T79">virtual</text:span><text:span text:style-name="T80"> </text:span><text:span text:style-name="T79">void</text:span><text:span text:style-name="T80"> draw() </text:span><text:span text:style-name="T79">const </text:span><text:span text:style-name="T80">= </text:span><text:span text:style-name="T88">0</text:span><text:span text:style-name="T80">; </text:span><text:span text:style-name="T87"><text:line-break/></text:span><text:span text:style-name="T87"> <text:s text:c="2"/></text:span><text:span text:style-name="T87"><text:tab/></text:span><text:span text:style-name="T79">virtual</text:span><text:span text:style-name="T80"> </text:span><text:span text:style-name="T79">double</text:span><text:span text:style-name="T80"> area() </text:span><text:span text:style-name="T79">const </text:span><text:span text:style-name="T80">= </text:span><text:span text:style-name="T88">0</text:span><text:span text:style-name="T80">; </text:span><text:span text:style-name="T87"><text:line-break/></text:span><text:span text:style-name="T85"> <text:s text:c="2"/></text:span><text:span text:style-name="T85"><text:tab/></text:span><text:span text:style-name="T19">virtual</text:span><text:span text:style-name="T20"> </text:span><text:span text:style-name="T19">void</text:span><text:span text:style-name="T20"> move() = </text:span><text:span text:style-name="T89">0</text:span><text:span text:style-name="T20">; </text:span><text:span text:style-name="T85"><text:line-break/></text:span><text:span text:style-name="T85"> <text:s text:c="2"/></text:span><text:span text:style-name="T85"><text:tab/></text:span><text:span text:style-name="T19">virtual</text:span><text:span text:style-name="T20"> setName(string s) { name = s;} </text:span></text:p>
            <text:p text:style-name="P14"><text:span text:style-name="T20"><text:s text:c="3"/></text:span><text:span text:style-name="T20"><text:tab/></text:span><text:span text:style-name="T85">// dtor must have a body</text:span><text:span text:style-name="T85"><text:line-break/></text:span><text:span text:style-name="T85"> <text:s text:c="4"/>// (- it is called by derived dtor):</text:span><text:span text:style-name="T85"><text:line-break/></text:span><text:span text:style-name="T20"> <text:s text:c="2"/></text:span><text:span text:style-name="T20"><text:tab/></text:span><text:span text:style-name="T19">virtual</text:span><text:span text:style-name="T20"> ~Shape() {}</text:span></text:p>
            <text:p text:style-name="P14"><text:span text:style-name="T20"><text:s/></text:span><text:span text:style-name="T20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4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8"/></text:p>
            <text:p text:style-name="P13"><text:span text:style-name="T38"/></text:p>
            <text:p text:style-name="P14"><text:span text:style-name="T79">class</text:span><text:span text:style-name="T80"> Circle: public Shape { </text:span><text:span text:style-name="T80"><text:line-break/></text:span><text:span text:style-name="T79">public</text:span><text:span text:style-name="T80">: </text:span><text:span text:style-name="T87"><text:line-break/></text:span><text:span text:style-name="T87"> <text:s text:c="2"/></text:span><text:span text:style-name="T87"><text:tab/></text:span><text:span text:style-name="T79">void</text:span><text:span text:style-name="T80"> draw() </text:span><text:span text:style-name="T79">const { … }</text:span><text:span text:style-name="T87"><text:line-break/></text:span><text:span text:style-name="T87"> <text:s text:c="2"/></text:span><text:span text:style-name="T87"><text:tab/></text:span><text:span text:style-name="T79">double</text:span><text:span text:style-name="T80"> area() </text:span><text:span text:style-name="T79">const { … }</text:span><text:span text:style-name="T87"><text:line-break/></text:span><text:span text:style-name="T87"> </text:span><text:span text:style-name="T85"><text:s text:c="2"/></text:span><text:span text:style-name="T85"><text:tab/></text:span><text:span text:style-name="T19">void</text:span><text:span text:style-name="T20"> move() </text:span><text:span text:style-name="T19">{ … }</text:span><text:span text:style-name="T85"><text:line-break/></text:span><text:span text:style-name="T20"> };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</text:span><text:span text:style-name="T6">class – that is an object that contains at least </text:span><text:span text:style-name="T6">one Pure Virtual method:</text:span></text:p>
            <text:p text:style-name="P13"><text:span text:style-name="T6"/></text:p>
            <text:p text:style-name="P14"><text:span text:style-name="T10">Shape* p; </text:span><text:span text:style-name="T90">// legal </text:span><text:span text:style-name="T90"><text:line-break/></text:span><text:span text:style-name="T10">Shape s; </text:span><text:span text:style-name="T91">// illegal</text:span><text:span text:style-name="T90"> </text:span></text:p>
            <text:p text:style-name="P14"><text:span text:style-name="T10">p = </text:span><text:span text:style-name="T18">new</text:span><text:span text:style-name="T10"> Shape; </text:span><text:span text:style-name="T91">// illegal</text:span><text:span text:style-name="T90"> </text:span><text:span text:style-name="T90"><text:line-break/></text:span><text:span text:style-name="T10">Circle c; </text:span><text:span text:style-name="T90">// legal</text:span><text:span text:style-name="T90"><text:line-break/></text:span><text:span text:style-name="T10">p = &amp;c; </text:span><text:span text:style-name="T90">// legal </text:span></text:p>
            <text:p text:style-name="P14"><text:span text:style-name="T10">p = new Circle; </text:span><text:span text:style-name="T90">// legal </text:span><text:span text:style-name="T90"><text:line-break/></text:span><text:span text:style-name="T9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erfac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8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8" draw:layer="layout" svg:width="23.706cm" svg:height="15.874cm" svg:x="0.847cm" svg:y="2.963cm" presentation:class="outline" presentation:user-transformed="true">
          <draw:text-box>
            <text:list text:style-name="L11">
              <text:list-item>
                <text:p text:style-name="P45"><text:span text:style-name="T92"><text:s/></text:span><text:span text:style-name="T92">To create an equivalent to java </text:span><text:span text:style-name="T92">interface – declare a base class </text:span><text:span text:style-name="T92">with all methods pure virtual and no </text:span><text:span text:style-name="T92">fields.</text:span></text:p>
              </text:list-item>
            </text:list>
            <text:p text:style-name="P13"><text:span text:style-name="T92"/></text:p>
            <text:list text:continue-numbering="true" text:style-name="L11">
              <text:list-item>
                <text:p text:style-name="P13"><text:span text:style-name="T92"><text:s/></text:span><text:span text:style-name="T92">Inheritance can be used to hide </text:span><text:span text:style-name="T92">implementation. But, you will need a </text:span><text:span text:style-name="T92">factory and a pimpl pattern.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93">In List.hpp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94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93">In main.cpp:</text:span><text:span text:style-name="T93"><text:line-break/></text:span><text:span text:style-name="T95">#include "List.hpp"</text:span></text:p>
            <text:p text:style-name="P14"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5" draw:text-style-name="P50" draw:layer="layout" svg:width="12.064cm" svg:height="15.874cm" svg:x="12.954cm" svg:y="1.652cm">
          <text:p text:style-name="P49"><text:span text:style-name="T93">In List.cpp file:</text:span></text:p>
          <text:p text:style-name="P49"><text:span text:style-name="T69">class</text:span><text:span text:style-name="T70"> ListImpl: </text:span><text:span text:style-name="T69">public </text:span><text:span text:style-name="T70">List </text:span><text:span text:style-name="T49">{</text:span></text:p>
          <text:p text:style-name="P49"><text:span text:style-name="T49"><text:s text:c="3"/></text:span><text:span text:style-name="T48">int*</text:span><text:span text:style-name="T49"> theInts;</text:span></text:p>
          <text:p text:style-name="P49"><text:span text:style-name="T49"><text:s text:c="3"/></text:span><text:span text:style-name="T48">int</text:span><text:span text:style-name="T49"> numInts;</text:span><text:span text:style-name="T49"><text:line-break/></text:span><text:span text:style-name="T48">public</text:span><text:span text:style-name="T49">:</text:span></text:p>
          <text:p text:style-name="P49"><text:span text:style-name="T49"><text:s text:c="3"/></text:span><text:span text:style-name="T49">ListImpl(): theInts </text:span><text:span text:style-name="T49"><text:line-break/></text:span><text:span text:style-name="T49"> <text:s text:c="4"/>(new int[…]) {...}</text:span><text:span text:style-name="T49"><text:line-break/></text:span><text:span text:style-name="T49"> <text:s text:c="2"/></text:span><text:span text:style-name="T48">void</text:span><text:span text:style-name="T49"> Add() { … }</text:span><text:span text:style-name="T49"><text:line-break/></text:span><text:span text:style-name="T49">}; </text:span></text:p>
          <text:p text:style-name="P49"><text:span text:style-name="T49">List* List::make() { </text:span><text:span text:style-name="T49"><text:line-break/></text:span><text:span text:style-name="T49">   </text:span><text:span text:style-name="T48">return</text:span><text:span text:style-name="T49"> </text:span><text:span text:style-name="T48">new</text:span><text:span text:style-name="T49"> ListImpl; </text:span><text:span text:style-name="T49"><text:line-break/></text:span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9" draw:text-style-name="P21" draw:layer="layout" svg:x1="12.7cm" svg:y1="2.751cm" svg:x2="12.701cm" svg:y2="18.415cm">
          <text:p/>
        </draw:lin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3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51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5"><text:span text:style-name="T12">If you have virtual methods in a class, </text:span><text:span text:style-name="T12">always declare its destructor virtual</text:span></text:p>
              </text:list-item>
              <text:list-item>
                <text:p text:style-name="P45"><text:span text:style-name="T12">Never call virtual methods during </text:span><text:span text:style-name="T12">construction and destruction</text:span></text:p>
              </text:list-item>
              <text:list-item>
                <text:p text:style-name="P45"><text:span text:style-name="T12">Use pure virtual classes without any </text:span><text:span text:style-name="T12">fields to define interfaces</text:span></text:p>
                <text:p text:style-name="P45"><text:span text:style-name="T12"/></text:p>
              </text:list-item>
            </text:list>
          </draw:text-box>
        </draw:frame>
        <presentation:notes draw:style-name="dp4">
          <draw:frame draw:name="Rectangle 7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96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38" presentation:class="page"/>
          <draw:frame draw:name="Rectangle 3" presentation:style-name="pr28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3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4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21" style:family="presentation" style:parent-style-name="שקופית_20_כותרת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4" style:family="presentation" style:parent-style-name="שקופית_20_כותרת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  <style:text-properties fo:font-size="24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20">20/4/21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20">20/4/21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9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23" draw:layer="backgroundobjects" drawooo:display="printer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1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2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20">20/4/21</text:date></text:span></text:p>
        </draw:text-box>
      </draw:frame>
      <draw:frame draw:name="מציין מיקום של כותרת תחתונה 16" presentation:style-name="Mpr2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12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3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4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394</meta:editing-cycles>
    <meta:print-date>1999-11-04T13:06:28</meta:print-date>
    <meta:creation-date>1999-10-10T10:49:40</meta:creation-date>
    <dc:date>2021-04-20T13:23:46.375089100</dc:date>
    <meta:editing-duration>P29DT12H52M54S</meta:editing-duration>
    <meta:generator>LibreOffice/6.4.6.2$Linux_X86_64 LibreOffice_project/40$Build-2</meta:generator>
    <dc:creator>Erel Segal-Halevi</dc:creator>
    <meta:document-statistic meta:object-count="41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